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574cm" fo:margin-top="0cm" fo:margin-bottom="0cm" table:align="center" style:writing-mode="lr-tb"/>
    </style:style>
    <style:style style:name="Table1.A" style:family="table-column">
      <style:table-column-properties style:column-width="1.268cm"/>
    </style:style>
    <style:style style:name="Table1.B" style:family="table-column">
      <style:table-column-properties style:column-width="4.129cm"/>
    </style:style>
    <style:style style:name="Table1.C" style:family="table-column">
      <style:table-column-properties style:column-width="1.588cm"/>
    </style:style>
    <style:style style:name="Table1.D" style:family="table-column">
      <style:table-column-properties style:column-width="1.589cm"/>
    </style:style>
    <style:style style:name="Table1.1" style:family="table-row">
      <style:table-row-properties style:min-row-height="0.423cm" fo:keep-together="always"/>
    </style:style>
    <style:style style:name="Table1.A1" style:family="table-cell">
      <style:table-cell-properties style:vertical-align="middle" fo:padding-left="0.194cm" fo:padding-right="0.191cm" fo:padding-top="0cm" fo:padding-bottom="0cm" fo:border="0.25pt solid #000000"/>
    </style:style>
    <style:style style:name="Table1.3" style:family="table-row">
      <style:table-row-properties style:min-row-height="0.564cm" fo:keep-together="auto"/>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text-properties fo:font-size="8pt" style:font-size-asian="8pt" style:font-size-complex="8pt"/>
    </style:style>
    <style:style style:name="P4" style:family="paragraph" style:parent-style-name="Standard">
      <style:paragraph-properties fo:break-before="column"/>
    </style:style>
    <style:style style:name="P5" style:family="paragraph" style:parent-style-name="Author">
      <style:paragraph-properties fo:margin-top="0.494cm" fo:margin-bottom="0.494cm" loext:contextual-spacing="false"/>
      <style:text-properties fo:font-size="8pt" style:font-size-asian="8pt" style:font-size-complex="8pt"/>
    </style:style>
    <style:style style:name="P6" style:family="paragraph" style:parent-style-name="Author">
      <style:paragraph-properties fo:margin-top="0.494cm" fo:margin-bottom="0.494cm" loext:contextual-spacing="false" fo:line-height="50%"/>
      <style:text-properties fo:font-size="8pt" style:font-size-asian="8pt" style:font-size-complex="8pt"/>
    </style:style>
    <style:style style:name="P7" style:family="paragraph" style:parent-style-name="Author">
      <style:paragraph-properties fo:margin-top="0.494cm" fo:margin-bottom="0.071cm" loext:contextual-spacing="false"/>
    </style:style>
    <style:style style:name="P8" style:family="paragraph" style:parent-style-name="references">
      <style:paragraph-properties fo:margin-left="0.635cm" fo:margin-right="0cm" fo:text-indent="-0.635cm" style:auto-text-indent="false"/>
    </style:style>
    <style:style style:name="P9" style:family="paragraph" style:parent-style-name="references">
      <style:paragraph-properties fo:margin-left="0.635cm" fo:margin-right="0cm" fo:line-height="100%" fo:text-align="center" style:justify-single-word="false" fo:text-indent="-0.635cm" style:auto-text-indent="false"/>
    </style:style>
    <style:style style:name="P10" style:family="paragraph" style:parent-style-name="sponsors">
      <style:paragraph-properties fo:margin-left="0cm" fo:margin-right="0cm" fo:text-indent="0.51cm" style:auto-text-indent="false" fo:padding-left="0cm" fo:padding-right="0cm" fo:padding-top="0.071cm" fo:padding-bottom="0cm" fo:border="none"/>
    </style:style>
    <style:style style:name="P11" style:family="paragraph" style:parent-style-name="Heading_20_1" style:list-style-name="WWNum4">
      <style:paragraph-properties fo:margin-left="0cm" fo:margin-right="0cm" fo:text-indent="0cm" style:auto-text-indent="false"/>
    </style:style>
    <style:style style:name="P12" style:family="paragraph" style:parent-style-name="Heading_20_2" style:list-style-name="WWNum4"/>
    <style:style style:name="P13" style:family="paragraph" style:parent-style-name="Heading_20_3" style:list-style-name="WWNum4">
      <style:paragraph-properties fo:margin-left="0cm" fo:margin-right="0cm" fo:text-indent="0.508cm" style:auto-text-indent="false"/>
    </style:style>
    <style:style style:name="P14" style:family="paragraph" style:parent-style-name="Heading_20_4" style:list-style-name="WWNum4">
      <style:paragraph-properties fo:margin-left="0cm" fo:margin-right="0cm" fo:text-indent="0.889cm" style:auto-text-indent="false"/>
    </style:style>
    <style:style style:name="P15" style:family="paragraph" style:parent-style-name="Author">
      <style:paragraph-properties fo:margin-top="0.494cm" fo:margin-bottom="0.494cm" loext:contextual-spacing="false"/>
      <style:text-properties officeooo:paragraph-rsid="00098418"/>
    </style:style>
    <style:style style:name="P16" style:family="paragraph" style:parent-style-name="bullet_20_list" style:list-style-name="WWNum1">
      <style:paragraph-properties fo:margin-left="1.016cm" fo:margin-right="0cm" fo:text-indent="-0.508cm" style:auto-text-indent="false"/>
    </style:style>
    <style:style style:name="P17" style:family="paragraph" style:parent-style-name="paper_20_title" style:master-page-name="First_20_Page">
      <style:paragraph-properties fo:margin-top="0.494cm" fo:margin-bottom="0.494cm" loext:contextual-spacing="false" style:page-number="auto"/>
    </style:style>
    <style:style style:name="P18" style:family="paragraph" style:parent-style-name="figure_20_caption" style:list-style-name="WWNum2">
      <style:paragraph-properties fo:margin-left="0cm" fo:margin-right="0cm" fo:text-indent="0cm" style:auto-text-indent="false"/>
    </style:style>
    <style:style style:name="P19" style:family="paragraph" style:parent-style-name="references" style:list-style-name="WWNum8">
      <style:paragraph-properties fo:margin-left="0.624cm" fo:margin-right="0cm" fo:text-indent="-0.624cm" style:auto-text-indent="false"/>
    </style:style>
    <style:style style:name="P20" style:family="paragraph" style:parent-style-name="table_20_footnote" style:list-style-name="WWNum24">
      <style:paragraph-properties fo:margin-left="0.102cm" fo:margin-right="0cm" fo:text-indent="-0.051cm" style:auto-text-indent="false"/>
    </style:style>
    <style:style style:name="P21" style:family="paragraph" style:parent-style-name="table_20_head" style:list-style-name="WWNum9"/>
    <style:style style:name="T1" style:family="text">
      <style:text-properties style:letter-kerning="true"/>
    </style:style>
    <style:style style:name="T2" style:family="text">
      <style:text-properties style:letter-kerning="true" style:font-style-complex="italic"/>
    </style:style>
    <style:style style:name="T3" style:family="text">
      <style:text-properties fo:font-size="9pt" style:font-size-asian="9pt" style:font-size-complex="9pt"/>
    </style:style>
    <style:style style:name="T4" style:family="text">
      <style:text-properties fo:font-size="9pt" officeooo:rsid="00075e47" style:font-size-asian="9pt" style:font-size-complex="9pt"/>
    </style:style>
    <style:style style:name="T5" style:family="text">
      <style:text-properties fo:font-size="9pt" officeooo:rsid="000917f3" style:font-size-asian="9pt" style:font-size-complex="9pt"/>
    </style:style>
    <style:style style:name="T6" style:family="text">
      <style:text-properties fo:font-size="9pt" officeooo:rsid="00098418" style:font-size-asian="9pt" style:font-size-complex="9pt"/>
    </style:style>
    <style:style style:name="T7" style:family="text">
      <style:text-properties fo:font-size="9pt" officeooo:rsid="000a8e47" style:font-size-asian="9pt" style:font-size-complex="9pt"/>
    </style:style>
    <style:style style:name="T8" style:family="text">
      <style:text-properties fo:font-size="9pt" officeooo:rsid="000b5b92" style:font-size-asian="9pt" style:font-size-complex="9pt"/>
    </style:style>
    <style:style style:name="T9" style:family="text">
      <style:text-properties fo:font-size="9pt" fo:font-style="italic" style:font-size-asian="9pt" style:font-style-asian="italic" style:font-size-complex="9pt"/>
    </style:style>
    <style:style style:name="T10" style:family="text">
      <style:text-properties fo:font-size="9pt" fo:font-style="italic" style:font-size-asian="9pt" style:font-style-asian="italic" style:font-size-complex="9pt" style:font-style-complex="italic"/>
    </style:style>
    <style:style style:name="T11" style:family="text">
      <style:text-properties fo:font-size="9pt" fo:font-style="italic" officeooo:rsid="00098418" style:font-size-asian="9pt" style:font-style-asian="italic" style:font-size-complex="9pt"/>
    </style:style>
    <style:style style:name="T12" style:family="text">
      <style:text-properties style:text-position="super 58%"/>
    </style:style>
    <style:style style:name="T13" style:family="text">
      <style:text-properties style:text-position="super 58%" fo:font-size="9pt" style:font-size-asian="9pt" style:font-size-complex="9pt"/>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name-asian="Times New Roman1" style:font-style-asian="italic"/>
    </style:style>
    <style:style style:name="T17" style:family="text">
      <style:text-properties fo:font-style="italic" fo:font-weight="normal" style:font-style-asian="italic" style:font-weight-asian="normal" style:font-style-complex="italic"/>
    </style:style>
    <style:style style:name="T18" style:family="text">
      <style:text-properties fo:font-style="italic" style:font-name-asian="MS Mincho" style:font-style-asian="italic"/>
    </style:style>
    <style:style style:name="T19" style:family="text">
      <style:text-properties style:font-style-complex="italic"/>
    </style:style>
    <style:style style:name="T20" style:family="text">
      <style:text-properties fo:font-weight="normal" style:font-weight-asian="normal"/>
    </style:style>
    <style:style style:name="T21" style:family="text">
      <style:text-properties fo:language="en" fo:country="US"/>
    </style:style>
    <style:style style:name="T22" style:family="text">
      <style:text-properties fo:language="en" fo:country="US" fo:font-weight="bold" style:font-weight-asian="bold"/>
    </style:style>
    <style:style style:name="T23" style:family="text">
      <style:text-properties style:font-name="Times New Roman" fo:font-style="italic" style:font-style-asian="italic" style:font-name-complex="Times New Roman1"/>
    </style:style>
    <style:style style:name="T24" style:family="text">
      <style:text-properties style:font-name="Symbol" fo:font-style="italic" style:font-style-asian="italic" style:font-name-complex="Symbol2" style:font-style-complex="italic"/>
    </style:style>
    <style:style style:name="T25" style:family="text">
      <style:text-properties style:text-position="sub 58%"/>
    </style:style>
    <style:style style:name="T26" style:family="text">
      <style:text-properties fo:font-weight="bold" style:font-weight-asian="bold"/>
    </style:style>
    <style:style style:name="T27" style:family="text">
      <style:text-properties fo:font-style="normal" style:font-style-asian="normal"/>
    </style:style>
    <style:style style:name="T28" style:family="text">
      <style:text-properties fo:font-variant="normal" fo:text-transform="none" fo:font-style="italic" style:font-style-asian="italic" style:font-style-complex="italic"/>
    </style:style>
    <style:style style:name="T29" style:family="text">
      <style:text-properties fo:color="#ff0000" fo:font-size="10pt" fo:letter-spacing="-0.002cm" style:rfc-language-tag="x-none" fo:font-weight="bold" style:font-name-asian="SimSun" style:font-size-asian="10pt" style:rfc-language-tag-asian="x-none" style:font-weight-asian="bold" style:font-size-complex="10pt"/>
    </style:style>
    <style:style style:name="T30" style:family="text">
      <style:text-properties fo:color="#ff0000" fo:font-size="10pt" fo:letter-spacing="-0.002cm" fo:font-weight="bold" style:font-name-asian="SimSun" style:font-size-asian="10pt" style:rfc-language-tag-asian="x-none" style:font-weight-asian="bold" style:font-size-complex="10pt"/>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background-color="#ffffff" style:background-transparency="100%" draw:fill="solid" draw:fill-color="#ffffff" draw:opacity="0%" fo:padding-left="0cm" fo:padding-right="0cm" fo:padding-top="0.071cm" fo:padding-bottom="0cm" fo:border-left="none" fo:border-right="none" fo:border-top="0.51pt solid #000000" fo:border-bottom="none"/>
    </style:style>
    <style:style style:name="Sect1" style:family="section">
      <style:section-properties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editable="false">
        <style:columns fo:column-count="2" fo:column-gap="0.635cm">
          <style:column style:rel-width="32767*" fo:start-indent="0cm" fo:end-indent="0.318cm"/>
          <style:column style:rel-width="32768*" fo:start-indent="0.318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Paper Title* (use style: </text:span><text:span text:style-name="T2">paper title</text:span><text:span text:style-name="T1">)</text:span></text:p>
      <text:p text:style-name="P5">*Note: Sub-titles are not captured in Xplore and should not be used</text:p>
      <text:p text:style-name="P6"/>
      <text:section text:style-name="Sect1" text:name="TextSection">
        <text:p text:style-name="P15"><text:span text:style-name="T4">Xiao Lei Zhang</text:span><text:span text:style-name="T3"> <text:line-break/>Electrical Engineering and Computer Science Department<text:line-break/></text:span><text:span text:style-name="T6">York University</text:span><text:span text:style-name="T9"><text:line-break/></text:span><text:span text:style-name="T11">Toronto</text:span><text:span text:style-name="T3">, C</text:span><text:span text:style-name="T6">anada</text:span><text:span text:style-name="T3"><text:line-break/></text:span><text:span text:style-name="T5">zhang205@</text:span><text:span text:style-name="T7">cse.yorku.ca</text:span></text:p>
        <text:p text:style-name="P7"><text:span text:style-name="T3">line 1: 4</text:span><text:span text:style-name="T13">th</text:span><text:span text:style-name="T3"> Given Name Surname<text:line-break/>line 2: </text:span><text:span text:style-name="T9">dept. name of organization</text:span><text:span text:style-name="T3"><text:line-break/></text:span><text:span text:style-name="T9">(of </text:span><text:span text:style-name="T10">Affiliation</text:span><text:span text:style-name="T9">)</text:span><text:span text:style-name="T3"><text:line-break/>line 3: </text:span><text:span text:style-name="T9">name of organization <text:line-break/>(of Affiliation)<text:line-break/></text:span><text:span text:style-name="T3">line 4: City, Country<text:line-break/>line 5: email address <text:s/>or ORCID</text:span></text:p>
        <text:p text:style-name="P4"><text:span text:style-name="T3">line 1: 2</text:span><text:span text:style-name="T13">nd</text:span><text:span text:style-name="T3"> Given Name Surname<text:line-break/>line 2: </text:span><text:span text:style-name="T9">dept. name of organization <text:line-break/>(of </text:span><text:span text:style-name="T10">Affiliation</text:span><text:span text:style-name="T9">)</text:span><text:span text:style-name="T3"><text:line-break/>line 3: </text:span><text:span text:style-name="T9">name of organization <text:line-break/>(of Affiliation)<text:line-break/></text:span><text:span text:style-name="T3">line 4: City, Country<text:line-break/>line 5: email address or ORCID</text:span></text:p>
        <text:p text:style-name="P7"><text:span text:style-name="T3">line 1: 5</text:span><text:span text:style-name="T13">th</text:span><text:span text:style-name="T3"> Given Name Surname<text:line-break/>line 2: </text:span><text:span text:style-name="T9">dept. name of organization <text:line-break/>(of </text:span><text:span text:style-name="T10">Affiliation</text:span><text:span text:style-name="T9">)</text:span><text:span text:style-name="T3"><text:line-break/>line 3: </text:span><text:span text:style-name="T9">name of organization <text:line-break/>(of Affiliation)<text:line-break/></text:span><text:span text:style-name="T3">line 4: City, Country<text:line-break/>line 5: email address <text:s/>or ORCID</text:span></text:p>
        <text:p text:style-name="P4"><text:span text:style-name="T3">line 1: 3</text:span><text:span text:style-name="T13">rd</text:span><text:span text:style-name="T3"> Given Name Surname<text:line-break/>line 2: </text:span><text:span text:style-name="T9">dept. name of organization <text:line-break/>(of </text:span><text:span text:style-name="T10">Affiliation</text:span><text:span text:style-name="T9">)</text:span><text:span text:style-name="T3"><text:line-break/>line 3: </text:span><text:span text:style-name="T9">name of organization <text:line-break/>(of Affiliation)<text:line-break/></text:span><text:span text:style-name="T3">line 4: City, Country<text:line-break/>line 5: email address or ORCID</text:span></text:p>
        <text:p text:style-name="P7"><text:span text:style-name="T3">line 1: 6</text:span><text:span text:style-name="T13">th</text:span><text:span text:style-name="T3"> Given Name Surname<text:line-break/>line 2: </text:span><text:span text:style-name="T9">dept. name of organization <text:line-break/>(of </text:span><text:span text:style-name="T10">Affiliation</text:span><text:span text:style-name="T9">)</text:span><text:span text:style-name="T3"><text:line-break/>line 3: </text:span><text:span text:style-name="T9">name of organization <text:line-break/>(of Affiliation)<text:line-break/></text:span><text:span text:style-name="T3">line 4: City, Country<text:line-break/>line 5: email address or ORCID</text:span> </text:p>
      </text:section>
      <text:section text:style-name="Sect1" text:name="Section1">
        <text:p text:style-name="Standard"/>
        <text:p text:style-name="P4"/>
      </text:section>
      <text:section text:style-name="Sect2" text:name="Section2">
        <text:p text:style-name="Abstract"><text:span text:style-name="T15">Abstract</text:span>—This electronic document is a “live” template and already defines the components of your paper [title, text, heads, etc.] in its style sheet. <text:s/><text:span text:style-name="T14">*CRITICAL: <text:s/>Do</text:span><text:span text:style-name="T16"> </text:span><text:span text:style-name="T14">Not</text:span><text:span text:style-name="T16"> </text:span><text:span text:style-name="T14">Use</text:span><text:span text:style-name="T16"> </text:span><text:span text:style-name="T14">Symbols,</text:span><text:span text:style-name="T16"> </text:span><text:span text:style-name="T14">Special</text:span><text:span text:style-name="T16"> </text:span><text:span text:style-name="T14">Characters,</text:span><text:span text:style-name="T16"> Footnotes, </text:span><text:span text:style-name="T14">or</text:span><text:span text:style-name="T16"> </text:span><text:span text:style-name="T14">Math</text:span><text:span text:style-name="T16"> </text:span><text:span text:style-name="T14">in</text:span><text:span text:style-name="T16"> Paper </text:span><text:span text:style-name="T14">Title</text:span><text:span text:style-name="T16"> o</text:span><text:span text:style-name="T14">r</text:span><text:span text:style-name="T16"> </text:span><text:span text:style-name="T14">Abstract</text:span>. <text:span text:style-name="T19">(</text:span><text:span text:style-name="T17">Abstract</text:span><text:span text:style-name="T19">)</text:span></text:p>
        <text:p text:style-name="Keywords">Keywords—component, formatting, style, styling, insert (<text:span text:style-name="T20">key words</text:span>)</text:p>
        <text:list xml:id="list1137312966" text:style-name="WWNum4">
          <text:list-item>
            <text:h text:style-name="P11" text:outline-level="1">Introduction (<text:span text:style-name="T18">Heading 1</text:span>)</text:h>
          </text:list-item>
        </text:list>
        <text:p text:style-name="Text_20_body">This template, modified in MS Word 200<text:span text:style-name="T21">7</text:span> and saved as <text:span text:style-name="T21">a </text:span>“Word 97-2003 <text:span text:style-name="T21">Document</text:span>” for the PC, provides authors with most of the formatting specifications needed for preparing electronic versions of their papers. All standard paper components have been specified for three reasons: (1) ease of use when formatting individual papers, (2) automatic compliance to electronic requirements that facilitate the concurrent or later production of electronic products, and (3) conformity of style throughout a conference proceedings. Margins, column widths, line spacing, and type styles are built-in; examples of the type styles are provided throughout this document and are identified in italic type, within parentheses, following the example. Some components, such as multi-leveled equations, graphics, and tables are not prescribed, although the various table text styles are provided. The formatter will need to create these components, incorporating the applicable criteria that follow.</text:p>
        <text:list xml:id="list125527283647125" text:continue-numbering="true" text:style-name="WWNum4">
          <text:list-item>
            <text:h text:style-name="P11" text:outline-level="1">Ease of Use</text:h>
            <text:list>
              <text:list-item>
                <text:h text:style-name="P12" text:outline-level="2">Selecting a Template (Heading 2)</text:h>
              </text:list-item>
            </text:list>
          </text:list-item>
        </text:list>
        <text:p text:style-name="Text_20_body">First, confirm that you have the correct template for your paper size. This template has been tailored for output on the <text:span text:style-name="T21">A4</text:span> paper size. If you are using <text:span text:style-name="T21">US letter</text:span>-sized paper, please close this file and download the <text:span text:style-name="T21">Microsoft Word, Letter </text:span>file.</text:p>
        <text:list xml:id="list125528537500905" text:continue-numbering="true" text:style-name="WWNum4">
          <text:list-item>
            <text:list>
              <text:list-item>
                <text:h text:style-name="P12" text:outline-level="2">Maintaining the Integrity of the Specifications</text:h>
              </text:list-item>
            </text:list>
          </text:list-item>
        </text:list>
        <text:p text:style-name="Text_20_body">The template is used to format your paper and style the text. All margins, column widths, line spaces, and text fonts are prescribed; please do not alter them. You may note peculiarities. For example, the head margin in this template measures proportionately more than is customary. This measurement and others are deliberate, using specifications that anticipate your paper as one part of the entire proceedings, and not as an independent document. Please do not revise any of the current designations.</text:p>
        <text:list xml:id="list125528099657175" text:continue-numbering="true" text:style-name="WWNum4">
          <text:list-item>
            <text:h text:style-name="P11" text:outline-level="1">Prepare Your Paper Before Styling</text:h>
          </text:list-item>
        </text:list>
        <text:p text:style-name="Text_20_body">Before you begin to format your paper, first write and save the content as a separate text file. <text:span text:style-name="T21">Complete all content and organizational editing before formatting. Please note sections A-D below for more information on proofreading, spelling and grammar.</text:span></text:p>
        <text:p text:style-name="Text_20_body">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list xml:id="list125527061294693" text:continue-numbering="true" text:style-name="WWNum4">
          <text:list-item>
            <text:list>
              <text:list-item>
                <text:h text:style-name="P12" text:outline-level="2">Abbreviations and Acronyms</text:h>
              </text:list-item>
            </text:list>
          </text:list-item>
        </text:list>
        <text:p text:style-name="Text_20_body">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list xml:id="list125528030933347" text:continue-numbering="true" text:style-name="WWNum4">
          <text:list-item>
            <text:list>
              <text:list-item>
                <text:h text:style-name="P12" text:outline-level="2">Units</text:h>
              </text:list-item>
            </text:list>
          </text:list-item>
        </text:list>
        <text:list xml:id="list2014290382" text:style-name="WWNum1">
          <text:list-item>
            <text:p text:style-name="P16">Use either SI (MKS) or CGS as primary units. (SI units are encouraged.) English units may be used as secondary units (in parentheses). An exception would be the use of English units as identifiers in trade, such as “3.5-inch disk drive”.</text:p>
          </text:list-item>
          <text:list-item>
            <text:p text:style-name="P16">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P16">Do not mix complete spellings and abbreviations of units: “Wb/m2” or “webers per square meter”, not “webers/m2”. <text:s/>Spell out units when they appear in text: “. . . a few henries”, not “. . . a few H”.</text:p>
          </text:list-item>
          <text:list-item>
            <text:p text:style-name="P16"><draw:frame draw:style-name="fr1" draw:name="Frame1" text:anchor-type="paragraph" svg:x="1.619cm" svg:y="26.672cm" draw:z-index="0"><draw:text-box fo:min-height="0.041cm" fo:min-width="0.041cm"><text:p text:style-name="P10">Identify applicable funding agency here. <text:span text:style-name="T19">If none, delete this text box.</text:span></text:p></draw:text-box></draw:frame><text:soft-page-break/>Use a zero before decimal points: “0.25”, not “.25”. Use “cm3”, not “cc”. (<text:span text:style-name="T15">bullet list</text:span>)</text:p>
          </text:list-item>
        </text:list>
        <text:list xml:id="list125528684992934" text:continue-list="list125528030933347" text:style-name="WWNum4">
          <text:list-item>
            <text:list>
              <text:list-item>
                <text:h text:style-name="P12" text:outline-level="2">Equations</text:h>
              </text:list-item>
            </text:list>
          </text:list-item>
        </text:list>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span text:style-name="T21">:</text:span></text:p>
        <text:p text:style-name="equation"><text:tab/><text:span text:style-name="T23">a</text:span><text:span text:style-name="T23">b</text:span><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 . .”</text:p>
        <text:list xml:id="list125526856170930" text:continue-numbering="true" text:style-name="WWNum4">
          <text:list-item>
            <text:list>
              <text:list-item>
                <text:h text:style-name="P12" text:outline-level="2">Some Common Mistakes</text:h>
              </text:list-item>
            </text:list>
          </text:list-item>
        </text:list>
        <text:list xml:id="list125528577519179" text:continue-list="list2014290382" text:style-name="WWNum1">
          <text:list-item>
            <text:p text:style-name="P16">The word “data” is plural, not singular.</text:p>
          </text:list-item>
          <text:list-item>
            <text:p text:style-name="P16">The subscript for the permeability of vacuum <text:span text:style-name="T24"></text:span><text:span text:style-name="T25">0</text:span>, and other common scientific constants, is zero with subscript formatting, not a lowercase letter “o”.</text:p>
          </text:list-item>
          <text:list-item>
            <text:p text:style-name="P16">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P16">A graph within a graph is an “inset”, not an “insert”. The word alternatively is preferred to the word “alternately” (unless you really mean something that alternates).</text:p>
          </text:list-item>
          <text:list-item>
            <text:p text:style-name="P16">Do not use the word “essentially” to mean “approximately” or “effectively”.</text:p>
          </text:list-item>
          <text:list-item>
            <text:p text:style-name="P16">In your paper title, if the words “that uses” can accurately replace the word “using”, capitalize the “u”; if not, keep using lower-cased.</text:p>
          </text:list-item>
          <text:list-item>
            <text:p text:style-name="P16">Be aware of the different meanings of the homophones “affect” and “effect”, “complement” and “compliment”, “discreet” and “discrete”, “principal” and “principle”.</text:p>
          </text:list-item>
          <text:list-item>
            <text:p text:style-name="P16">Do not confuse “imply” and “infer”.</text:p>
          </text:list-item>
          <text:list-item>
            <text:p text:style-name="P16">The prefix “non” is not a word; it should be joined to the word it modifies, usually without a hyphen.</text:p>
          </text:list-item>
          <text:list-item>
            <text:p text:style-name="P16">There is no period after the “et” in the Latin abbreviation “et al.”.</text:p>
          </text:list-item>
          <text:list-item>
            <text:p text:style-name="P16">The abbreviation “i.e.” means “that is”, and the abbreviation “e.g.” means “for example”.</text:p>
          </text:list-item>
        </text:list>
        <text:p text:style-name="Text_20_body">An excellent style manual for science writers is [7].</text:p>
        <text:list xml:id="list125526866418700" text:continue-list="list125526856170930" text:style-name="WWNum4">
          <text:list-item>
            <text:h text:style-name="P11" text:outline-level="1">Using the Template</text:h>
          </text:list-item>
        </text:list>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list xml:id="list125528304565141" text:continue-numbering="true" text:style-name="WWNum4">
          <text:list-item>
            <text:list>
              <text:list-item>
                <text:h text:style-name="P12" text:outline-level="2">Authors and Affiliations</text:h>
              </text:list-item>
            </text:list>
          </text:list-item>
        </text:list>
        <text:p text:style-name="Text_20_body"><text:span text:style-name="T26">The template is designed</text:span><text:span text:style-name="T22"> for,</text:span><text:span text:style-name="T26"> but not limited to</text:span><text:span text:style-name="T22">, six authors.</text:span><text:span text:style-name="T21"> A minimum of one author is required for all conference articles. </text:span>Author names should be listed starting from left to right and then moving down to the next line. This is the author sequence that will be used in future citations and by indexing services. Names should not be listed in columns nor group by affiliation.<text:span text:style-name="T21"> </text:span>Please keep your affiliations as succinct as possible (for example, do not differentiate among departments of the same organization).</text:p>
        <text:list xml:id="list125527887974080" text:continue-numbering="true" text:style-name="WWNum4">
          <text:list-item>
            <text:list>
              <text:list-item>
                <text:list>
                  <text:list-item>
                    <text:h text:style-name="P13" text:outline-level="3">For papers with more than six authors: <text:span text:style-name="T27">Add author names horizontally, moving to a third row if needed for more than 8 authors.</text:span></text:h>
                  </text:list-item>
                  <text:list-item>
                    <text:h text:style-name="P13" text:outline-level="3">For papers with less than six authors: <text:span text:style-name="T27">To change the default, adjust the template as follows.</text:span></text:h>
                    <text:list>
                      <text:list-item>
                        <text:h text:style-name="P14" text:outline-level="4">Selection: <text:span text:style-name="T27">Highlight all author and affiliation lines.</text:span></text:h>
                      </text:list-item>
                      <text:list-item>
                        <text:h text:style-name="P14" text:outline-level="4">Change number of columns: <text:span text:style-name="T27">Select the Columns icon from the MS Word Standard toolbar and then select the correct number of columns from the selection palette.</text:span></text:h>
                      </text:list-item>
                      <text:list-item>
                        <text:h text:style-name="P14" text:outline-level="4">Deletion: <text:span text:style-name="T27">Delete the author and affiliation lines for the extra authors.</text:span></text:h>
                      </text:list-item>
                    </text:list>
                  </text:list-item>
                </text:list>
              </text:list-item>
            </text:list>
          </text:list-item>
        </text:list>
        <text:p text:style-name="P2"/>
        <text:list xml:id="list125528018643578" text:continue-numbering="true" text:style-name="WWNum4">
          <text:list-item>
            <text:list>
              <text:list-item>
                <text:h text:style-name="P12" text:outline-level="2">Identify the Headings</text:h>
              </text:list-item>
            </text:list>
          </text:list-item>
        </text:list>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list xml:id="list125527666189125" text:continue-numbering="true" text:style-name="WWNum4">
          <text:list-item>
            <text:list>
              <text:list-item>
                <text:h text:style-name="P12" text:outline-level="2"><text:soft-page-break/>Figures and Tables</text:h>
                <text:list>
                  <text:list-item>
                    <text:list>
                      <text:list-item>
                        <text:h text:style-name="P14" text:outline-level="4"><text:s/>Positioning Figures and Tables: <text:span text:style-name="T27">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item>
                    </text:list>
                  </text:list-item>
                </text:list>
              </text:list-item>
            </text:list>
          </text:list-item>
        </text:list>
        <text:list xml:id="list1941180988" text:style-name="WWNum9">
          <text:list-item>
            <text:p text:style-name="P21">Table Type Styles</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rows-spanned="2" office:value-type="string">
                <text:p text:style-name="table_20_col_20_head">Table Head</text:p>
              </table:table-cell>
              <table:table-cell table:style-name="Table1.A1" table:number-columns-spanned="3" office:value-type="string">
                <text:p text:style-name="table_20_col_20_head">Table Column Head</text:p>
              </table:table-cell>
              <table:covered-table-cell/>
              <table:covered-table-cell/>
            </table:table-row>
            <table:table-row table:style-name="Table1.1">
              <table:covered-table-cell/>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A1" office:value-type="string">
                <text:p text:style-name="table_20_col_20_subhead">Subhead</text:p>
              </table:table-cell>
            </table:table-row>
          </table:table-header-rows>
          <table:table-row table:style-name="Table1.3">
            <table:table-cell table:style-name="Table1.A1" office:value-type="string">
              <text:p text:style-name="table_20_copy">copy</text:p>
            </table:table-cell>
            <table:table-cell table:style-name="Table1.A1" office:value-type="string">
              <text:p text:style-name="table_20_copy">More table copy<text:span text:style-name="T12">a</text:span></text:p>
            </table:table-cell>
            <table:table-cell table:style-name="Table1.A1" office:value-type="string">
              <text:p text:style-name="P3"/>
            </table:table-cell>
            <table:table-cell table:style-name="Table1.A1" office:value-type="string">
              <text:p text:style-name="P3"/>
            </table:table-cell>
          </table:table-row>
        </table:table>
        <text:list xml:id="list1640980339" text:style-name="WWNum24">
          <text:list-item>
            <text:p text:style-name="P20">Sample of a Table footnote. (<text:span text:style-name="T14">Table footnote</text:span>)</text:p>
          </text:list-item>
        </text:list>
        <text:list xml:id="list2448775681" text:style-name="WWNum2">
          <text:list-item>
            <text:p text:style-name="P18">Example of a figure caption. <text:span text:style-name="T19">(</text:span><text:span text:style-name="T15">figure caption</text:span><text:span text:style-name="T19">)</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h text:style-name="Heading_20_5" text:outline-level="5">Acknowledgment <text:span text:style-name="T15">(</text:span><text:span text:style-name="T28">Heading 5</text:span><text:span text:style-name="T15">)</text:span></text:h>
        <text:p text:style-name="Text_20_body">The preferred spelling of the word “acknowledgment” in America is without an “e” after the “g”. Avoid the stilted expression “<text:span text:style-name="T21">o</text:span>ne of us (R. B. G.) thanks ...<text:span text:style-name="T21">”. <text:s/></text:span>Instead, try “R. B. G. thanks...”.<text:span text:style-name="T21"> </text:span>Put sponsor acknowledgments in the unnumbered footnote on the first page.</text:p>
        <text:h text:style-name="Heading_20_5"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21"> </text:span>...”</text:p>
        <text:p text:style-name="Text_20_body">Number footnotes separately in superscripts. Place the actual footnote at the bottom of the column in which it was cited. Do not put footnotes in the<text:span text:style-name="T21"> abstract or</text:span> reference list. Use letters for table footnotes.</text:p>
        <text:p text:style-name="Text_20_body">Unless there are six authors or more give all authors<text:span text:style-name="T21">’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xml:id="list949728730" text:style-name="WWNum8">
          <text:list-item>
            <text:p text:style-name="P19">G. Eason, B. Noble, and I. N. Sneddon, “On certain integrals of Lipschitz-Hankel type involving products of Bessel functions,” Phil. Trans. Roy. Soc. London, vol. A247, pp. 529–551, April 1955. <text:span text:style-name="T15">(references)</text:span></text:p>
          </text:list-item>
          <text:list-item>
            <text:p text:style-name="P19">J. Clerk Maxwell, A Treatise on Electricity and Magnetism, 3rd ed., vol. 2. Oxford: Clarendon, 1892, pp.68–73.</text:p>
          </text:list-item>
          <text:list-item>
            <text:p text:style-name="P19">I. S. Jacobs and C. P. Bean, “Fine particles, thin films and exchange anisotropy,” in Magnetism, vol. III, G. T. Rado and H. Suhl, Eds. New York: Academic, 1963, pp. 271–350.</text:p>
          </text:list-item>
          <text:list-item>
            <text:p text:style-name="P19">K. Elissa, “Title of paper if known,” unpublished.</text:p>
          </text:list-item>
          <text:list-item>
            <text:p text:style-name="P19">R. Nicole, “Title of paper with only first word capitalized,” J. Name Stand. Abbrev., in press.</text:p>
          </text:list-item>
          <text:list-item>
            <text:p text:style-name="P19">Y. Yorozu, M. Hirano, K. Oka, and Y. Tagawa, “Electron spectroscopy studies on magneto-optical media and plastic substrate interface,” IEEE Transl. J. Magn. Japan, vol. 2, pp. 740–741, August 1987 [Digests 9th Annual Conf. Magnetics Japan, p. 301, 1982].</text:p>
          </text:list-item>
          <text:list-item>
            <text:p text:style-name="P19">M. Young, The Technical Writer’s Handbook. Mill Valley, CA: University Science, 1989.</text:p>
          </text:list-item>
        </text:list>
        <text:p text:style-name="P8"/>
        <text:p text:style-name="P9"><text:span text:style-name="T29">IEEE conference templates contain guidance text for composing and formatting conference papers. Please ensure that all template text is removed from your conference paper prior to submission to the conference. Failure to remove template text from your paper </text:span><text:span text:style-name="T30">may</text:span><text:span text:style-name="T29"> result in your paper not being published.</text:span></text:p>
      </text:section>
      <text:section text:style-name="Sect3" text:name="Section3">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style:style>
    <style:style style:name="Abstract" style:family="paragraph" style:default-outline-level="">
      <style:paragraph-properties fo:margin-left="0cm" fo:margin-right="0cm" fo:margin-top="0cm" fo:margin-bottom="0.353cm" loext:contextual-spacing="false"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text-align="center" style:justify-single-word="false" fo:orphans="2" fo:widows="2" style:writing-mode="lr-tb"/>
    </style:style>
    <style:style style:name="Author" style:family="paragraph" style:default-outline-level="">
      <style:paragraph-properties fo:margin-top="0.635cm" fo:margin-bottom="0.071cm" loext: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paragraph-properties fo:margin-left="1.016cm" fo:margin-right="0cm" fo:text-indent="-0.508cm" style:auto-text-indent="false">
        <style:tab-stops/>
      </style:paragraph-properties>
    </style:style>
    <style:style style:name="equation" style:family="paragraph" style:parent-style-name="Standard" style:default-outline-level="">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paragraph-properties fo:margin-left="0cm" fo:margin-right="0cm" fo:margin-top="0.141cm" fo:margin-bottom="0.353cm" loext:contextual-spacing="false"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default-outline-level="">
      <style:paragraph-properties fo:margin-top="0cm" fo:margin-bottom="0.071cm" loext: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cm" fo:margin-bottom="0.212cm" loext: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cm" fo:margin-bottom="0.212cm"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paragraph-properties fo:margin-top="0cm" fo:margin-bottom="0.088cm" loext:contextual-spacing="false" fo:line-height="0.318cm"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cm" fo:margin-right="0cm" fo:text-align="start"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paragraph-properties fo:margin-left="0.102cm" fo:margin-right="0cm" fo:margin-top="0.106cm" fo:margin-bottom="0.053cm" loext:contextual-spacing="false"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default-outline-level="">
      <style:paragraph-properties fo:margin-top="0.423cm" fo:margin-bottom="0.212cm" loext: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cm" fo:margin-right="0cm" fo:margin-top="0cm" fo:margin-bottom="0.212cm" loext:contextual-spacing="false" fo:text-indent="0.483cm" style:auto-text-indent="false"/>
      <style:text-properties fo:font-style="italic" style:font-style-asian="italic"/>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ody_20_Text_20_Char" style:display-name="Body Text Char" style:family="text">
      <style:text-properties fo:letter-spacing="-0.002cm"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46"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47"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48"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49"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8"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0"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32"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3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36"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9"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6"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8"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9"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4"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5"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3" text:style-name="ListLabel_20_67"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1"/>
      </text:list-level-style-bullet>
      <text:list-level-style-bullet text:level="7" text:style-name="ListLabel_20_68"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69"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21.001cm" fo:page-height="29.7cm" style:num-format="1" style:print-orientation="portrait" fo:margin-top="0.953cm" fo:margin-bottom="2.54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0.953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MP1">XXX-X-XXXX-XXXX-X/XX/$XX.00 ©20XX IEE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editing-cycles>7</meta:editing-cycles>
    <meta:creation-date>2019-01-08T18:42:00</meta:creation-date>
    <dc:date>2019-12-28T12:54:14.417478128</dc:date>
    <meta:editing-duration>PT5M22S</meta:editing-duration>
    <meta:generator>LibreOffice/6.0.7.3$Linux_X86_64 LibreOffice_project/00m0$Build-3</meta:generator>
    <meta:document-statistic meta:table-count="1" meta:image-count="0" meta:object-count="0" meta:page-count="3" meta:paragraph-count="88" meta:word-count="2387" meta:character-count="14389" meta:non-whitespace-character-count="12133"/>
  </office:meta>
</office:document-meta>
</file>